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 style:master-page-name="MP0" style:family="paragraph">
      <style:paragraph-properties fo:break-before="page" fo:text-align="center" fo:text-indent="0.5in" style:page-number="1"/>
    </style:style>
    <style:style style:name="P2" style:parent-style-name="Standard" style:family="paragraph">
      <style:paragraph-properties fo:margin-top="0.1388in" fo:line-height="100%"/>
    </style:style>
    <style:style style:name="T3" style:parent-style-name="Policepardéfaut" style:family="text">
      <style:text-properties fo:font-weight="bold" style:font-weight-asian="bold"/>
    </style:style>
    <style:style style:name="T4" style:parent-style-name="Policepardéfaut" style:family="text">
      <style:text-properties fo:font-weight="bold" style:font-weight-asian="bold"/>
    </style:style>
    <style:style style:name="T5" style:parent-style-name="Policepardéfaut" style:family="text">
      <style:text-properties fo:font-weight="bold" style:font-weight-asian="bold"/>
    </style:style>
    <style:style style:name="T6" style:parent-style-name="Policepardéfaut" style:family="text">
      <style:text-properties fo:font-weight="bold" style:font-weight-asian="bold"/>
    </style:style>
    <style:style style:name="T7" style:parent-style-name="Policepardéfaut" style:family="text">
      <style:text-properties fo:font-weight="bold" style:font-weight-asian="bold"/>
    </style:style>
    <style:style style:name="T8" style:parent-style-name="Policepardéfaut" style:family="text">
      <style:text-properties fo:font-weight="bold" style:font-weight-asian="bold"/>
    </style:style>
    <style:style style:name="P9" style:parent-style-name="Standard" style:family="paragraph">
      <style:paragraph-properties fo:margin-top="0.1388in" fo:line-height="100%"/>
    </style:style>
    <style:style style:name="T10" style:parent-style-name="Policepardéfaut" style:family="text">
      <style:text-properties fo:font-weight="bold" style:font-weight-asian="bold"/>
    </style:style>
    <style:style style:name="T11" style:parent-style-name="Policepardéfaut" style:family="text">
      <style:text-properties fo:font-weight="bold" style:font-weight-asian="bold"/>
    </style:style>
    <style:style style:name="T12" style:parent-style-name="Policepardéfaut" style:family="text">
      <style:text-properties fo:font-weight="bold" style:font-weight-asian="bold"/>
    </style:style>
    <style:style style:name="T13" style:parent-style-name="Policepardéfaut" style:family="text">
      <style:text-properties fo:font-weight="bold" style:font-weight-asian="bold"/>
    </style:style>
    <style:style style:name="T14" style:parent-style-name="Policepardéfaut" style:family="text">
      <style:text-properties fo:font-weight="bold" style:font-weight-asian="bold"/>
    </style:style>
    <style:style style:name="P15" style:parent-style-name="Standard" style:family="paragraph">
      <style:paragraph-properties fo:margin-top="0.1388in" fo:line-height="100%"/>
    </style:style>
    <style:style style:name="T16" style:parent-style-name="Policepardéfaut" style:family="text">
      <style:text-properties fo:font-weight="bold" style:font-weight-asian="bold"/>
    </style:style>
    <style:style style:name="T17" style:parent-style-name="Policepardéfaut" style:family="text">
      <style:text-properties fo:font-weight="bold" style:font-weight-asian="bold"/>
    </style:style>
    <style:style style:name="T18" style:parent-style-name="Policepardéfaut" style:family="text">
      <style:text-properties fo:font-weight="bold" style:font-weight-asian="bold"/>
    </style:style>
    <style:style style:name="P19" style:parent-style-name="Standard" style:family="paragraph">
      <style:paragraph-properties fo:margin-top="0.1388in" fo:line-height="100%"/>
    </style:style>
    <style:style style:name="T20" style:parent-style-name="Policepardéfaut" style:family="text">
      <style:text-properties fo:font-weight="bold" style:font-weight-asian="bold"/>
    </style:style>
    <style:style style:name="T21" style:parent-style-name="Policepardéfaut" style:family="text">
      <style:text-properties fo:color="#1155CC" style:text-underline-type="single" style:text-underline-style="solid" style:text-underline-width="auto" style:text-underline-mode="continuous"/>
    </style:style>
    <style:style style:name="P22" style:parent-style-name="Standard" style:family="paragraph">
      <style:paragraph-properties fo:margin-top="0.1388in" fo:line-height="100%"/>
    </style:style>
    <style:style style:name="T23" style:parent-style-name="Policepardéfaut" style:family="text">
      <style:text-properties fo:font-weight="bold" style:font-weight-asian="bold"/>
    </style:style>
    <style:style style:name="T24" style:parent-style-name="Policepardéfaut" style:family="text">
      <style:text-properties fo:font-weight="bold" style:font-weight-asian="bold"/>
    </style:style>
    <style:style style:name="T25" style:parent-style-name="Policepardéfaut" style:family="text">
      <style:text-properties fo:color="#1155CC" style:text-underline-type="single" style:text-underline-style="solid" style:text-underline-width="auto" style:text-underline-mode="continuous"/>
    </style:style>
    <style:style style:name="P26" style:parent-style-name="Standard" style:family="paragraph">
      <style:paragraph-properties fo:margin-top="0.1388in" fo:line-height="100%"/>
    </style:style>
    <style:style style:name="T27" style:parent-style-name="Policepardéfaut" style:family="text">
      <style:text-properties fo:font-weight="bold" style:font-weight-asian="bold"/>
    </style:style>
    <style:style style:name="T28" style:parent-style-name="Policepardéfaut" style:family="text">
      <style:text-properties fo:font-weight="bold" style:font-weight-asian="bold"/>
    </style:style>
    <style:style style:name="P29" style:parent-style-name="Standard" style:family="paragraph">
      <style:paragraph-properties fo:margin-top="0.1388in" fo:line-height="100%"/>
    </style:style>
    <style:style style:name="T30" style:parent-style-name="Policepardéfaut" style:family="text">
      <style:text-properties fo:font-weight="bold" style:font-weight-asian="bold"/>
    </style:style>
    <style:style style:name="T31" style:parent-style-name="Policepardéfaut" style:family="text">
      <style:text-properties fo:font-weight="bold" style:font-weight-asian="bold"/>
    </style:style>
    <style:style style:name="T32" style:parent-style-name="Policepardéfaut" style:family="text">
      <style:text-properties fo:font-weight="bold" style:font-weight-asian="bold"/>
    </style:style>
    <style:style style:name="P33" style:parent-style-name="Standard" style:family="paragraph">
      <style:paragraph-properties fo:margin-top="0.1388in" fo:line-height="100%"/>
    </style:style>
    <style:style style:name="T34" style:parent-style-name="Policepardéfaut" style:family="text">
      <style:text-properties fo:font-weight="bold" style:font-weight-asian="bold"/>
    </style:style>
    <style:style style:name="T35" style:parent-style-name="Policepardéfaut" style:family="text">
      <style:text-properties fo:font-weight="bold" style:font-weight-asian="bold"/>
    </style:style>
    <style:style style:name="T36" style:parent-style-name="Policepardéfaut" style:family="text">
      <style:text-properties fo:font-weight="bold" style:font-weight-asian="bold"/>
    </style:style>
    <style:style style:name="T37" style:parent-style-name="Policepardéfaut" style:family="text">
      <style:text-properties fo:font-weight="bold" style:font-weight-asian="bold"/>
    </style:style>
    <style:style style:name="T38" style:parent-style-name="Policepardéfaut" style:family="text">
      <style:text-properties fo:font-weight="bold" style:font-weight-asian="bold"/>
    </style:style>
    <style:style style:name="T39" style:parent-style-name="Policepardéfaut" style:family="text">
      <style:text-properties fo:font-weight="bold" style:font-weight-asian="bold" style:text-line-through-style="solid" style:text-line-through-width="auto" style:text-line-through-color="font-color" style:text-line-through-mode="continuous" style:text-line-through-type="single"/>
    </style:style>
    <style:style style:name="P40" style:parent-style-name="Standard" style:family="paragraph">
      <style:paragraph-properties fo:margin-top="0.1388in" fo:line-height="100%"/>
    </style:style>
    <style:style style:name="T41" style:parent-style-name="Policepardéfaut" style:family="text">
      <style:text-properties fo:font-weight="bold" style:font-weight-asian="bold"/>
    </style:style>
    <style:style style:name="T42" style:parent-style-name="Policepardéfaut" style:family="text">
      <style:text-properties fo:font-weight="bold" style:font-weight-asian="bold"/>
    </style:style>
    <style:style style:name="T43" style:parent-style-name="Policepardéfaut" style:family="text">
      <style:text-properties fo:font-weight="bold" style:font-weight-asian="bold"/>
    </style:style>
    <style:style style:name="T44" style:parent-style-name="Policepardéfaut" style:family="text">
      <style:text-properties fo:font-weight="bold" style:font-weight-asian="bold"/>
    </style:style>
  </office:automatic-styles>
  <office:body>
    <office:text text:use-soft-page-breaks="true">
      <text:p text:style-name="P1"><text:bookmark-start text:name="_xnckfu6qx340"/><text:bookmark-end text:name="_xnckfu6qx340"/>JavaScript évaluation</text:p>
      <text:h text:style-name="Titre2" text:outline-level="2"><text:bookmark-start text:name="_trmks4i2j9an"/><text:bookmark-start text:name="_1zxfvum28ph2"/><text:bookmark-end text:name="_trmks4i2j9an"/><text:bookmark-end text:name="_1zxfvum28ph2"/></text:h>
      <text:h text:style-name="Titre2" text:outline-level="2">Exercices</text:h>
      <text:list text:style-name="WWNum1">
        <text:list-item text:start-value="1">
          <text:p text:style-name="P2">Créer une fonction<text:s/><text:span text:style-name="T3">“gridGenerator”<text:s/></text:span>prenant les arguments<text:s/><text:span text:style-name="T4">“xAxis”</text:span><text:s/>et<text:s/><text:span text:style-name="T5">“yAxis”</text:span>. Vous devez générer une matrice en<text:s/><text:span text:style-name="T6">“table”<text:s/></text:span>html de x * y. Vous devrez colorer aléatoirement chaque case de la grille d’une couleur différente toutes les<text:s/><text:span text:style-name="T7">“1s”</text:span><text:s/>à<text:s/><text:span text:style-name="T8">“2s”</text:span>.</text:p>
        </text:list-item>
        <text:list-item>
          <text:p text:style-name="P9">Vous devez réaliser une barre de chargement. Cette barre de chargement devra comprendre deux parties, une partie colorée et une partie non colorée pour permettre de repérer le progression de la barre. Vous devrez créer la classe<text:s/><text:span text:style-name="T10">“drawBar”</text:span><text:s/>qui prendra deux arguments :<text:s/><text:span text:style-name="T11">“sum”</text:span><text:s/>pour la somme totale du nombre et<text:s/><text:span text:style-name="T12">“nbr”<text:s/></text:span>pour la proportion du segement chargé de la barre. La barre devra être responsive à<text:s/><text:span text:style-name="T13">“100%”</text:span><text:s/>par rapport à la taille totale de son conteneur HTML<text:span text:style-name="T14">.</text:span></text:p>
        </text:list-item>
        <text:list-item>
          <text:p text:style-name="P15">Réaliser le jeu du morpion avec une classe<text:s/><text:span text:style-name="T16">“MyMorpionXO”</text:span>. Vous devez compter les points gagnés. Lorsqu’un des deux joueurs obtient 3 points la phrase<text:s/><text:span text:style-name="T17">“X/O a gagné la partie</text:span><text:span text:style-name="T18"><text:s/>!”<text:s/></text:span>devra apparaître.</text:p>
        </text:list-item>
        <text:list-item>
          <text:p text:style-name="P19">Vous devez intégrer cette world map à votre strucutre HTML. Le JavaScript devra générer la map suivante avec une méthode<text:s/><text:span text:style-name="T20">“renderWorldMap”.<text:s/></text:span>Source :<text:s/><text:a xlink:href="https://upload.wikimedia.org/wikipedia/commons/8/80/World_map_-_low_resolution.svg" office:target-frame-name="_top" xlink:show="replace"><text:span text:style-name="T21">https://upload.wikimedia.org/wikipedia/commons/8/80/World_map_-_low_resolution.svg</text:span></text:a><text:s/>Vous devez permettre avec le survol de la souris de colorer en bleu chaque pays. Vous devez lors d’un clique colorer en rouge le pays ciblé. Vous devez également afficher le nom du pays survolé ou cliqué en bas de la carte comme une légende.</text:p>
        </text:list-item>
        <text:list-item>
          <text:p text:style-name="P22">Vous devez réaliser un formulaire avec les champs :<text:s/><text:span text:style-name="T23">“nom”, “prénom”, “email”</text:span>,<text:s/><text:span text:style-name="T24">“password”</text:span>. Vous devez contrôler chaque champs à l’aide de la classe Regex (native à js). La validation du formulaire devra s’effectuer avec un bouton. Vous devez afficher les erreurs pour chaque champs. Pour construire une Regex utilisez :<text:s/><text:a xlink:href="https://regexr.com/" office:target-frame-name="_top" xlink:show="replace"><text:span text:style-name="T25">https://regexr.com/</text:span></text:a>. L’intégralité du formulaire doit être en HTML. Vous<text:s/>devez indiquez les erreurs et la validation pour chaque champs.</text:p>
        </text:list-item>
        <text:list-item>
          <text:p text:style-name="P26">A l’aide d’une fonction<text:s/><text:span text:style-name="T27">“checkPhoneNumber”</text:span><text:s/>vous devez renvoyer<text:s/><text:span text:style-name="T28">“true”</text:span><text:s/>si le numéro de téléphone correspond à un 06, 07 et 01. Vous devez utiliser les Regex.</text:p>
        </text:list-item>
        <text:list-item>
          <text:p text:style-name="P29">Vous devez réaliser une fonction<text:s/><text:span text:style-name="T30">“c</text:span><text:span text:style-name="T31">omputeNotes”</text:span><text:s/>qui prendra un tableau de notes exemple :<text:s/><text:span text:style-name="T32">“[10, 13, 13, 12, 15, 12, 11, 16, 14]”,</text:span><text:s/>vous devrez calculer la moyenne générale au retour de cette méthode.</text:p>
        </text:list-item>
        <text:list-item>
          <text:p text:style-name="P33">Vous devrez créer une bataille navale en indiquant dans la matrice suivante la position des bateaux :<text:s/><text:span text:style-name="T34">“[[0, 0, 0, 0, 1, 0, 0, 0, 0, 0, 0, 0],[0, 0, 0, 0, 1, 0, 0, 0, 0, 0, 0, 0],[0, 0, 0</text:span><text:span text:style-name="T35">, 0, 0, 0, 0, 0, 0, 0, 0, 0],[0, 0, 0, 0, 0, 0, 2, 2, 2, 0, 0, 0],[0, 0, 0, 0, 0, 0, 0, 0, 0, 0, 4, 0],[0, 0, 0, 0, 0, 0, 0, 0, 0, 0, 4, 0],[0, 0, 0, 0, 0, 0, 0, 0, 0, 0, 4, 0],[0, 3, 3, 3, 3, 0, 0, 0, 0, 0, 4, 0],[0, 0, 0, 0, 0, 0, 0, 0, 0, 0, 4, 0],[0, 0</text:span><text:span text:style-name="T36">, 0, 0, 0, 0, 0, 0, 0, 0, 0, 0],[0, 0, 0, 0, 0, 5, 5, 5, 5, 5, 0, 0],[0, 0, 0, 0, 0, 0, 0, 0, 0, 0, 0, 0]]”</text:span>. Lors d’un clic sur une des cases le jeu doit répondre le bateau qui à été touché la couleur doit être rouge si un bateau et toucher et<text:s/><text:soft-page-break/>bleu si rien<text:s/>n’a été touché. Vous devez également nommer chaque colonne avec des chiffres et chaque ligne avec des lettres. Un message<text:s/><text:span text:style-name="T37">“vous avez gagné”</text:span><text:s/>indiquera que vous avez gagné si tous les bateaux sont coulés. Vous devez aussi afficher à l’écran le nom des bateaux coulés. Exemple :<text:s/><text:span text:style-name="T38">“Porte avion,<text:s/></text:span><text:span text:style-name="T39">Frégate”</text:span>.</text:p>
        </text:list-item>
        <text:list-item>
          <text:p text:style-name="P40">Vous devrez réaliser la fonction<text:s/><text:span text:style-name="T41">“checkPalindrome”</text:span><text:s/>avec un argument<text:s/><text:span text:style-name="T42">“str”</text:span>. Cette fonction devra renvoyer<text:s/><text:span text:style-name="T43">“true”</text:span><text:s/>si le mot ou la phrase peut être inversé et<text:s/><text:span text:style-name="T44">“false”</text:span><text:s/>si ce n’est pas le cas. Vous devez prendre en<text:s/>compte les mots et les phrases. Vous devez utiliser les boucles et aucune autres fonctions de JavaScript.</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color="#1155CC"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prefix="("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prefix="("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prefix="("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dc:creator>
    <meta:creation-date>2019-10-30T16:01:00Z</meta:creation-date>
    <dc:date>2019-10-30T16:01:00Z</dc:date>
    <meta:template xlink:href="Normal.dotm" xlink:type="simple"/>
    <meta:editing-cycles>2</meta:editing-cycles>
    <meta:editing-duration>PT0S</meta:editing-duration>
    <meta:document-statistic meta:page-count="2" meta:paragraph-count="7" meta:word-count="563" meta:character-count="3658" meta:row-count="25" meta:non-whitespace-character-count="3102"/>
  </office:meta>
</office:document-meta>
</file>